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まで来れば、とりあえず安心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should be safe out here, right?</text:p>
          </table:table-cell>
          <table:table-cell table:number-columns-repeated="1020"/>
        </table:table-row>
        <table:table-row>
          <table:table-cell table:style-name="ce0" office:value-type="string">
            <text:p>ともっち、ナイスフラグ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y to set that flag, Tomocchi!</text:p>
          </table:table-cell>
          <table:table-cell table:number-columns-repeated="1020"/>
        </table:table-row>
        <table:table-row>
          <table:table-cell table:style-name="ce0" office:value-type="string">
            <text:p>やめい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!</text:p>
          </table:table-cell>
          <table:table-cell table:number-columns-repeated="1020"/>
        </table:table-row>
        <table:table-row>
          <table:table-cell table:style-name="ce0" office:value-type="string">
            <text:p>こむ、そろそろ教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re to explain, Komu?</text:p>
          </table:table-cell>
          <table:table-cell table:number-columns-repeated="1020"/>
        </table:table-row>
        <table:table-row>
          <table:table-cell table:style-name="ce0" office:value-type="string">
            <text:p>あの4つ子はいったい何者なんだ？</text:p>
          </table:table-cell>
          <table:table-cell table:style-name="ce0"/>
          <table:table-cell table:style-name="ce0"/>
          <table:table-cell table:style-name="ce0" office:value-type="string">
            <text:p>What exactly were those four?</text:p>
          </table:table-cell>
          <table:table-cell table:number-columns-repeated="1020"/>
        </table:table-row>
        <table:table-row>
          <table:table-cell table:style-name="ce0" office:value-type="string">
            <text:p>実を言うと、私もあまり詳しいことは
分から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be honest, I do not know myself in much
detail, but...</text:p>
          </table:table-cell>
          <table:table-cell table:number-columns-repeated="1020"/>
        </table:table-row>
        <table:table-row>
          <table:table-cell table:style-name="ce0" office:value-type="string">
            <text:p>彼女は、魔界で最も恐れられている種族
“死神”だと思われます。</text:p>
          </table:table-cell>
          <table:table-cell table:style-name="ce0"/>
          <table:table-cell table:style-name="ce0"/>
          <table:table-cell table:style-name="ce0" office:value-type="string">
            <text:p>She was a member of the species known as the
“Shinigami”, the most feared in all the demon
world.</text:p>
          </table:table-cell>
          <table:table-cell table:number-columns-repeated="1020"/>
        </table:table-row>
        <table:table-row>
          <table:table-cell table:style-name="ce0" office:value-type="string">
            <text:p>名前からして何かヤバそう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the name makes them sound scary.</text:p>
          </table:table-cell>
          <table:table-cell table:number-columns-repeated="1020"/>
        </table:table-row>
        <table:table-row>
          <table:table-cell table:style-name="ce0" office:value-type="string">
            <text:p>まったく、冗談じゃありません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does not even begin to explain them!</text:p>
          </table:table-cell>
          <table:table-cell table:number-columns-repeated="1020"/>
        </table:table-row>
        <table:table-row>
          <table:table-cell table:style-name="ce0" office:value-type="string">
            <text:p>魔界において、死神は魔族の間でさえも忌み
嫌われてきた禁断の種族・・・！</text:p>
          </table:table-cell>
          <table:table-cell table:style-name="ce0"/>
          <table:table-cell table:style-name="ce0"/>
          <table:table-cell table:style-name="ce0" office:value-type="string">
            <text:p>In the demon world, the Shinigami are a
forbidden race abhorred by all...!</text:p>
          </table:table-cell>
          <table:table-cell table:number-columns-repeated="1020"/>
        </table:table-row>
        <table:table-row>
          <table:table-cell table:style-name="ce0" office:value-type="string">
            <text:p>大昔には傭兵として多く利用されていた
らしいのですが、そのタガの外れた凶暴性と
戦闘力から、やがて関わりを持つことを禁忌と
されてきた、いわくつきの種族ですのよ。</text:p>
          </table:table-cell>
          <table:table-cell table:style-name="ce0"/>
          <table:table-cell table:style-name="ce0"/>
          <table:table-cell table:style-name="ce0" office:value-type="string">
            <text:p>As the story goes, they was oft-used as
mercenaries long ago, but their chaotic, savage
nature along with their affinity for battle
eventually made involvement with them a taboo.</text:p>
          </table:table-cell>
          <table:table-cell table:number-columns-repeated="1020"/>
        </table:table-row>
        <table:table-row>
          <table:table-cell table:style-name="ce0" office:value-type="string">
            <text:p>わたくしの宿敵とは言え、ダジェルバージ家は
魔界で有数の名門ですのに、まさか死神を
雇うなどという最大のタブーに触れようとは・・・！</text:p>
          </table:table-cell>
          <table:table-cell table:style-name="ce0"/>
          <table:table-cell table:style-name="ce0"/>
          <table:table-cell table:style-name="ce0" office:value-type="string">
            <text:p>I had never imagined that my arch-enemy, the
Djaelbaaj house, prominent among the demon
world as they are, would ever stoop to such
distasteful lows as to hire Shinigami...!</text:p>
          </table:table-cell>
          <table:table-cell table:number-columns-repeated="1020"/>
        </table:table-row>
        <table:table-row>
          <table:table-cell table:style-name="ce0" office:value-type="string">
            <text:p>あれはちょっと引くよ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enough to make you squirm, isn't it.</text:p>
          </table:table-cell>
          <table:table-cell table:number-columns-repeated="1020"/>
        </table:table-row>
        <table:table-row>
          <table:table-cell table:style-name="ce0" office:value-type="string">
            <text:p>そ、それじゃ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ou're telling us...</text:p>
          </table:table-cell>
          <table:table-cell table:number-columns-repeated="1020"/>
        </table:table-row>
        <table:table-row>
          <table:table-cell table:style-name="ce0" office:value-type="string">
            <text:p>魔族でさえ恐れるという死神を、赤カラットは
4人も雇ったってことですか・・・！？</text:p>
          </table:table-cell>
          <table:table-cell table:style-name="ce0"/>
          <table:table-cell table:style-name="ce0"/>
          <table:table-cell table:style-name="ce0" office:value-type="string">
            <text:p>Red Carat hired four of these Shinigami, a
species that even demons are scared of?</text:p>
          </table:table-cell>
          <table:table-cell table:number-columns-repeated="1020"/>
        </table:table-row>
        <table:table-row>
          <table:table-cell table:style-name="ce0" office:value-type="string">
            <text:p>厄介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unds like trouble, Huuuh.</text:p>
          </table:table-cell>
          <table:table-cell table:number-columns-repeated="1020"/>
        </table:table-row>
        <table:table-row>
          <table:table-cell table:style-name="ce0" office:value-type="string">
            <text:p>いいえ、あれは4人ではなく、“1人”なん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ey are not four, but “one”.</text:p>
          </table:table-cell>
          <table:table-cell table:number-columns-repeated="1020"/>
        </table:table-row>
        <table:table-row>
          <table:table-cell table:style-name="ce0" office:value-type="string">
            <text:p>ほぇ？　なん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ehh? How's that?</text:p>
          </table:table-cell>
          <table:table-cell table:number-columns-repeated="1020"/>
        </table:table-row>
        <table:table-row>
          <table:table-cell table:style-name="ce0" office:value-type="string">
            <text:p>確かに4人いたと思うけど・・・</text:p>
          </table:table-cell>
          <table:table-cell table:style-name="ce0"/>
          <table:table-cell table:style-name="ce0"/>
          <table:table-cell table:style-name="ce0" office:value-type="string">
            <text:p>I'm pretty sure I saw four of 'em...</text:p>
          </table:table-cell>
          <table:table-cell table:number-columns-repeated="1020"/>
        </table:table-row>
        <table:table-row>
          <table:table-cell table:style-name="ce0" office:value-type="string">
            <text:p>死神という種族は、『1つの人格が複数の体を
有する』という、とても特殊な人種ですの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species known as the Shinigami is a truly
peculiar race whom possess “one ego among
multiple bodies”.</text:p>
          </table:table-cell>
          <table:table-cell table:number-columns-repeated="1020"/>
        </table:table-row>
        <table:table-row>
          <table:table-cell table:style-name="ce0" office:value-type="string">
            <text:p>確かに肉体は4つ存在するのですが、人物と
しては、あれで1人ですのよ。</text:p>
          </table:table-cell>
          <table:table-cell table:style-name="ce0"/>
          <table:table-cell table:style-name="ce0"/>
          <table:table-cell table:style-name="ce0" office:value-type="string">
            <text:p>Indeed, you saw four figures, but as far as
the number of people there were, 'twas but one.</text:p>
          </table:table-cell>
          <table:table-cell table:number-columns-repeated="1020"/>
        </table:table-row>
        <table:table-row>
          <table:table-cell table:style-name="ce0" office:value-type="string">
            <text:p>何それ？　ぜんぜんピンと来ない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up with that? That doesn't make one
bit of sense...</text:p>
          </table:table-cell>
          <table:table-cell table:number-columns-repeated="1020"/>
        </table:table-row>
        <table:table-row>
          <table:table-cell table:style-name="ce0" office:value-type="string">
            <text:p>要するに、多重人格の逆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basically the inverse of a split personality.</text:p>
          </table:table-cell>
          <table:table-cell table:number-columns-repeated="1020"/>
        </table:table-row>
        <table:table-row>
          <table:table-cell table:style-name="ce0" office:value-type="string">
            <text:p>1つの体に複数の人格が宿ってるんじゃなくて、
複数の体を1つの人格が支配してるってこと。</text:p>
          </table:table-cell>
          <table:table-cell table:style-name="ce0"/>
          <table:table-cell table:style-name="ce0"/>
          <table:table-cell table:style-name="ce0" office:value-type="string">
            <text:p>But instead of one body containing multiple
personalities, it's multiple bodies controlled
by one consciousness.</text:p>
          </table:table-cell>
          <table:table-cell table:number-columns-repeated="1020"/>
        </table:table-row>
        <table:table-row>
          <table:table-cell table:style-name="ce0" office:value-type="string">
            <text:p>そういう生き物なんだよ、死神って。</text:p>
          </table:table-cell>
          <table:table-cell table:style-name="ce0"/>
          <table:table-cell table:style-name="ce0"/>
          <table:table-cell table:style-name="ce0" office:value-type="string">
            <text:p>That's what kind of beings the Shinigami are.</text:p>
          </table:table-cell>
          <table:table-cell table:number-columns-repeated="1020"/>
        </table:table-row>
        <table:table-row>
          <table:table-cell table:style-name="ce0" office:value-type="string">
            <text:p>どおりで、動きが完璧に統率されてると
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onder their movements are so perfectly
coordinated...</text:p>
          </table:table-cell>
          <table:table-cell table:number-columns-repeated="1020"/>
        </table:table-row>
        <table:table-row>
          <table:table-cell table:style-name="ce0" office:value-type="string">
            <text:p>我々にしてみれば、自分の4本の指を
思いどおりに動かすようなも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could think of it as our ability
to move four of our own fingers in concert.</text:p>
          </table:table-cell>
          <table:table-cell table:number-columns-repeated="1020"/>
        </table:table-row>
        <table:table-row>
          <table:table-cell table:style-name="ce0" office:value-type="string">
            <text:p>ただ・・・私の記憶違いでしょう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... this does not match up with my
own memories...</text:p>
          </table:table-cell>
          <table:table-cell table:number-columns-repeated="1020"/>
        </table:table-row>
        <table:table-row>
          <table:table-cell table:style-name="ce0" office:value-type="string">
            <text:p>死神って確か、体は2つだけだったと思うん
ですけど・・・</text:p>
          </table:table-cell>
          <table:table-cell table:style-name="ce0"/>
          <table:table-cell table:style-name="ce0"/>
          <table:table-cell table:style-name="ce0" office:value-type="string">
            <text:p>I was certain that Shinigami had only two
bodies...</text:p>
          </table:table-cell>
          <table:table-cell table:number-columns-repeated="1020"/>
        </table:table-row>
        <table:table-row>
          <table:table-cell table:style-name="ce0" office:value-type="string">
            <text:p>ええ、通常は2体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ndeed, they normally have but two.</text:p>
          </table:table-cell>
          <table:table-cell table:number-columns-repeated="1020"/>
        </table:table-row>
        <table:table-row>
          <table:table-cell table:style-name="ce0" office:value-type="string">
            <text:p>しかしごく稀に、3つの体を持って生まれてくる
特殊な死神もいるんですのよ。</text:p>
          </table:table-cell>
          <table:table-cell table:style-name="ce0"/>
          <table:table-cell table:style-name="ce0"/>
          <table:table-cell table:style-name="ce0" office:value-type="string">
            <text:p>However, once in a blue moon, you may find
a special Shinigami with three bodies.</text:p>
          </table:table-cell>
          <table:table-cell table:number-columns-repeated="1020"/>
        </table:table-row>
        <table:table-row>
          <table:table-cell table:style-name="ce0" office:value-type="string">
            <text:p>“3体持ち”と呼ばれ、2体持ちよりも優れた
戦闘力を持っているゆえ、死神の間でさえ
恐れられると聞いたことがありますわ。</text:p>
          </table:table-cell>
          <table:table-cell table:style-name="ce0"/>
          <table:table-cell table:style-name="ce0"/>
          <table:table-cell table:style-name="ce0" office:value-type="string">
            <text:p>Known as a “Trio”, I have heard that they boast
exceptional might exceeding that of the
typical Duo, and are particularly fearsome even
among Shinigami.</text:p>
          </table:table-cell>
          <table:table-cell table:number-columns-repeated="1020"/>
        </table:table-row>
        <table:table-row>
          <table:table-cell table:style-name="ce0" office:value-type="string">
            <text:p>そしてさっきのアレは、希少な3体持ちさえも
凌駕する“4体持ち”ってわけさ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nd with all that in mind, what we just saw was
an even more incredibly rare and impressive
“Quartet”.</text:p>
          </table:table-cell>
          <table:table-cell table:number-columns-repeated="1020"/>
        </table:table-row>
        <table:table-row>
          <table:table-cell table:style-name="ce0" office:value-type="string">
            <text:p>あんなのが生まれてくるなんて、奇跡中の奇跡
なんじゃないかな。</text:p>
          </table:table-cell>
          <table:table-cell table:style-name="ce0"/>
          <table:table-cell table:style-name="ce0"/>
          <table:table-cell table:style-name="ce0" office:value-type="string">
            <text:p>The birth of a Shinigami like that could only
be called a miracle among miracles.</text:p>
          </table:table-cell>
          <table:table-cell table:number-columns-repeated="1020"/>
        </table:table-row>
        <table:table-row>
          <table:table-cell table:style-name="ce0" office:value-type="string">
            <text:p>本気を出した時の戦闘力なんて、もう想像も
つかないよ・・・</text:p>
          </table:table-cell>
          <table:table-cell table:style-name="ce0"/>
          <table:table-cell table:style-name="ce0"/>
          <table:table-cell table:style-name="ce0" office:value-type="string">
            <text:p>I couldn't even begin to imagine what would
happen if she got serious in battle...</text:p>
          </table:table-cell>
          <table:table-cell table:number-columns-repeated="1020"/>
        </table:table-row>
        <table:table-row>
          <table:table-cell table:style-name="ce0" office:value-type="string">
            <text:p>じゃ、弱点とか・・・無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 that mean... no weak points?</text:p>
          </table:table-cell>
          <table:table-cell table:number-columns-repeated="1020"/>
        </table:table-row>
        <table:table-row>
          <table:table-cell table:style-name="ce0" office:value-type="string">
            <text:p>こっちが聞きたいですわ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is would I would like to know...</text:p>
          </table:table-cell>
          <table:table-cell table:number-columns-repeated="1020"/>
        </table:table-row>
        <table:table-row>
          <table:table-cell table:style-name="ce0" office:value-type="string">
            <text:p>そんな怖い種族が、いったいどうやって
魔界から人間界へ来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w did such a frightening species like that get
out of the demon world and into the human
world...?</text:p>
          </table:table-cell>
          <table:table-cell table:number-columns-repeated="1020"/>
        </table:table-row>
        <table:table-row>
          <table:table-cell table:style-name="ce0" office:value-type="string">
            <text:p>はあ？　どうやってって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ah? Surely you do not need to ask how...</text:p>
          </table:table-cell>
          <table:table-cell table:number-columns-repeated="1020"/>
        </table:table-row>
        <table:table-row>
          <table:table-cell table:style-name="ce0" office:value-type="string">
            <text:p>そんなの、“魔界門”を通って来たに
決まってますわ。</text:p>
          </table:table-cell>
          <table:table-cell table:style-name="ce0"/>
          <table:table-cell table:style-name="ce0"/>
          <table:table-cell table:style-name="ce0" office:value-type="string">
            <text:p>She would have simply passed through the
“Demon Portal”, of course.</text:p>
          </table:table-cell>
          <table:table-cell table:number-columns-repeated="1020"/>
        </table:table-row>
        <table:table-row>
          <table:table-cell table:style-name="ce0" office:value-type="string">
            <text:p>魔界門・・・だと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emon Portal... you say?</text:p>
          </table:table-cell>
          <table:table-cell table:number-columns-repeated="1020"/>
        </table:table-row>
        <table:table-row>
          <table:table-cell table:style-name="ce0" office:value-type="string">
            <text:p>ね、姉さん！　そんな重要な事、熾天少女に
バラしちゃ・・・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! What're you thinking, telling the
Heavenly Maidens something that important...!</text:p>
          </table:table-cell>
          <table:table-cell table:number-columns-repeated="1020"/>
        </table:table-row>
        <table:table-row>
          <table:table-cell table:style-name="ce0" office:value-type="string">
            <text:p>・・・はっ！！　な、な、なんでもあああありま
せんわ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Ack!! F-F-Forget I said anythiiiiiing!!!!</text:p>
          </table:table-cell>
          <table:table-cell table:number-columns-repeated="1020"/>
        </table:table-row>
        <table:table-row>
          <table:table-cell table:style-name="ce0" office:value-type="string">
            <text:p>そんな、ま、魔界門なんて、ぜんぜんそんな物
どこにもありませんわよ！！？？</text:p>
          </table:table-cell>
          <table:table-cell table:style-name="ce0"/>
          <table:table-cell table:style-name="ce0"/>
          <table:table-cell table:style-name="ce0" office:value-type="string">
            <text:p>Something like a D-Demon Portal could not
possibly exist, you see??!!</text:p>
          </table:table-cell>
          <table:table-cell table:number-columns-repeated="1020"/>
        </table:table-row>
        <table:table-row>
          <table:table-cell table:style-name="ce0" office:value-type="string">
            <text:p>どこに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ere is Iiit?</text:p>
          </table:table-cell>
          <table:table-cell table:number-columns-repeated="1020"/>
        </table:table-row>
        <table:table-row>
          <table:table-cell table:style-name="ce0" office:value-type="string">
            <text:p>だ、だから、知りませんわ！！　わたくし！
魔界門がどこにあるかな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-Of course, I have no idea!! How could I
possibly know such a thing...</text:p>
          </table:table-cell>
          <table:table-cell table:number-columns-repeated="1020"/>
        </table:table-row>
        <table:table-row>
          <table:table-cell table:style-name="ce0" office:value-type="string">
            <text:p>あっ！　そう！　大陸南部！！！　大陸の
南部にありますのよ、魔界門は！！！
分かりまして！？！？　南部にありますの！！</text:p>
          </table:table-cell>
          <table:table-cell table:style-name="ce0"/>
          <table:table-cell table:style-name="ce0"/>
          <table:table-cell table:style-name="ce0" office:value-type="string">
            <text:p>Ah! I know! The Southlands!!! The Demon
Portal resides in the Southlands!!!
Understand?!?! It is in the south!!</text:p>
          </table:table-cell>
          <table:table-cell table:number-columns-repeated="1020"/>
        </table:table-row>
        <table:table-row>
          <table:table-cell table:style-name="ce0" office:value-type="string">
            <text:p>（北部ね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Northlands, then.)</text:p>
          </table:table-cell>
          <table:table-cell table:number-columns-repeated="1020"/>
        </table:table-row>
        <table:table-row>
          <table:table-cell table:style-name="ce0" office:value-type="string">
            <text:p>（北部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 Northlands it is.)</text:p>
          </table:table-cell>
          <table:table-cell table:number-columns-repeated="1020"/>
        </table:table-row>
        <table:table-row>
          <table:table-cell table:style-name="ce0" office:value-type="string">
            <text:p>（北部ですね。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t must be in the Northlands.)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魔界門ってのを厳重に
閉じちゃえば、これ以上魔界から魔族が
やってくることは無くな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uessing if we shut the Demon Portal up
nice and tight, that'll stop all these demons
coming out of the demon world, right?</text:p>
          </table:table-cell>
          <table:table-cell table:number-columns-repeated="1020"/>
        </table:table-row>
        <table:table-row>
          <table:table-cell table:style-name="ce0" office:value-type="string">
            <text:p>よーし！　じゃあ、元凶を断っ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cut 'em off at the source!</text:p>
          </table:table-cell>
          <table:table-cell table:number-columns-repeated="1020"/>
        </table:table-row>
        <table:table-row>
          <table:table-cell table:style-name="ce0" office:value-type="string">
            <text:p>魔界門をぶっ壊せーー！！</text:p>
          </table:table-cell>
          <table:table-cell table:style-name="ce0"/>
          <table:table-cell table:style-name="ce0"/>
          <table:table-cell table:style-name="ce0" office:value-type="string">
            <text:p>We'll bring that Demon Portal a'crumblin'
down——!!</text:p>
          </table:table-cell>
          <table:table-cell table:number-columns-repeated="1020"/>
        </table:table-row>
        <table:table-row>
          <table:table-cell table:style-name="ce0" office:value-type="string">
            <text:p>ちょ！！　そんなことしたら、わたくし達が
向こうへ帰れなくなってしまいますわ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ait!! If you do that, then we shall be forever
unable to go back to the other side!!!</text:p>
          </table:table-cell>
          <table:table-cell table:number-columns-repeated="1020"/>
        </table:table-row>
        <table:table-row>
          <table:table-cell table:style-name="ce0" office:value-type="string">
            <text:p>なら、壊す前にさっさと魔界へ帰る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you should probably go back while you
still can.</text:p>
          </table:table-cell>
          <table:table-cell table:number-columns-repeated="1020"/>
        </table:table-row>
        <table:table-row>
          <table:table-cell table:style-name="ce0" office:value-type="string">
            <text:p>うぐぐ・・・っ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Ugugu...!</text:p>
          </table:table-cell>
          <table:table-cell table:number-columns-repeated="1020"/>
        </table:table-row>
        <table:table-row>
          <table:table-cell table:style-name="ce0" office:value-type="string">
            <text:p>て、敵襲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 enemy attack...?!</text:p>
          </table:table-cell>
          <table:table-cell table:number-columns-repeated="1020"/>
        </table:table-row>
        <table:table-row>
          <table:table-cell table:style-name="ce0" office:value-type="string">
            <text:p>みんな、気を付け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e careful, everyone!!</text:p>
          </table:table-cell>
          <table:table-cell table:number-columns-repeated="1020"/>
        </table:table-row>
        <table:table-row>
          <table:table-cell table:style-name="ce0" office:value-type="string">
            <text:p>うわわわわっ！！！　な、なにこれ！！？</text:p>
          </table:table-cell>
          <table:table-cell table:style-name="ce0"/>
          <table:table-cell table:style-name="ce0"/>
          <table:table-cell table:style-name="ce0" office:value-type="string">
            <text:p>Uwawawawawagh!!! Wh-What is this?!!</text:p>
          </table:table-cell>
          <table:table-cell table:number-columns-repeated="1020"/>
        </table:table-row>
        <table:table-row>
          <table:table-cell table:style-name="ce0" office:value-type="string">
            <text:p>足が！！！</text:p>
          </table:table-cell>
          <table:table-cell table:style-name="ce0"/>
          <table:table-cell table:style-name="ce0"/>
          <table:table-cell table:style-name="ce0" office:value-type="string">
            <text:p>It's got my legs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